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2.969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71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027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842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2cm" fo:break-before="auto" style:use-optimal-row-height="false"/>
    </style:style>
    <style:style style:name="ro17" style:family="table-row">
      <style:table-row-properties style:row-height="1.157cm" fo:break-before="auto" style:use-optimal-row-height="false"/>
    </style:style>
    <style:style style:name="ro18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99ff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ffffff"/>
      <style:text-properties style:use-window-font-color="true"/>
    </style:style>
    <style:style style:name="ce5" style:family="table-cell" style:parent-style-name="Default">
      <style:table-cell-properties fo:background-color="#dddddd" fo:wrap-option="wrap"/>
    </style:style>
    <style:style style:name="ce6" style:family="table-cell" style:parent-style-name="Default">
      <style:table-cell-properties fo:background-color="#99ff33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fo:wrap-option="wrap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">
      <style:table-cell-properties fo:background-color="#ffffff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wrap-option="wrap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hes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3" office:value-type="string">
            <text:p>Шахматы</text:p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3">
          <table:table-cell table:number-columns-repeated="3"/>
          <table:table-cell table:style-name="ce4"/>
          <table:table-cell/>
          <table:table-cell>
            <draw:line table:end-cell-address="Chess.H5" table:end-x="0.054cm" table:end-y="1.888cm" draw:z-index="0" draw:style-name="gr1" draw:text-style-name="P1" svg:x1="5.821cm" svg:y1="1.25cm" svg:x2="1.676cm" svg:y2="1.888cm">
              <text:p/>
            </draw:line>
          </table:table-cell>
          <table:table-cell table:style-name="ce2"/>
          <table:table-cell table:style-name="ce1" office:value-type="string">
            <text:p>BaseObject</text:p>
          </table:table-cell>
          <table:table-cell table:style-name="ce2">
            <draw:line table:end-cell-address="Chess.J6" table:end-x="0.776cm" table:end-y="0.16cm" draw:z-index="1" draw:style-name="gr1" draw:text-style-name="P1" svg:x1="0.027cm" svg:y1="1.463cm" svg:x2="4.314cm" svg:y2="2.074cm">
              <text:p/>
            </draw:line>
          </table:table-cell>
          <table:table-cell/>
          <table:table-cell table:style-name="ce2"/>
          <table:table-cell table:number-columns-repeated="5"/>
        </table:table-row>
        <table:table-row table:style-name="ro4">
          <table:table-cell table:number-columns-repeated="3"/>
          <table:table-cell table:style-name="ce1" office:value-type="string">
            <text:p>LegalMove</text:p>
            <text:p>(интэрфейс)</text:p>
          </table:table-cell>
          <table:table-cell table:style-name="ce2"/>
          <table:table-cell table:style-name="ce1" office:value-type="string">
            <text:p>Piece</text:p>
          </table:table-cell>
          <table:table-cell table:number-columns-repeated="2"/>
          <table:table-cell table:style-name="ce2"/>
          <table:table-cell table:style-name="ce1" office:value-type="string">
            <text:p>Board</text:p>
          </table:table-cell>
          <table:table-cell table:number-columns-repeated="6"/>
        </table:table-row>
        <table:table-row table:style-name="ro5">
          <table:table-cell>
            <draw:line table:end-cell-address="Chess.A8" table:end-x="1.785cm" table:end-y="0.052cm" draw:z-index="2" draw:style-name="gr1" draw:text-style-name="P1" svg:x1="1.785cm" svg:y1="1.115cm" svg:x2="1.785cm" svg:y2="2.071cm">
              <text:p/>
            </draw:line>
            <draw:line table:end-cell-address="Chess.K7" table:end-x="1.813cm" table:end-y="1.274cm" draw:z-index="10" draw:style-name="gr1" draw:text-style-name="P1" svg:x1="1.924cm" svg:y1="1.115cm" svg:x2="29.673cm" svg:y2="1.274cm">
              <text:p/>
            </draw:line>
          </table:table-cell>
          <table:table-cell/>
          <table:table-cell>
            <draw:line table:end-cell-address="Chess.C8" table:end-x="1.102cm" table:end-y="0.105cm" draw:z-index="3" draw:style-name="gr1" draw:text-style-name="P1" svg:x1="1.102cm" svg:y1="1.274cm" svg:x2="1.102cm" svg:y2="2.124cm">
              <text:p/>
            </draw:line>
          </table:table-cell>
          <table:table-cell>
            <draw:line table:end-cell-address="Chess.D7" table:end-x="2.188cm" table:end-y="1.135cm" draw:z-index="8" draw:style-name="gr1" draw:text-style-name="P1" svg:x1="2.134cm" svg:y1="0.073cm" svg:x2="2.188cm" svg:y2="1.135cm">
              <text:p/>
            </draw:line>
          </table:table-cell>
          <table:table-cell>
            <draw:line table:end-cell-address="Chess.E7" table:end-x="0.998cm" table:end-y="1.992cm" draw:z-index="4" draw:style-name="gr1" draw:text-style-name="P1" svg:x1="0.998cm" svg:y1="0.982cm" svg:x2="0.989cm" svg:y2="1.992cm">
              <text:p/>
            </draw:line>
          </table:table-cell>
          <table:table-cell>
            <draw:line table:end-cell-address="Chess.F7" table:end-x="1.404cm" table:end-y="1.195cm" draw:z-index="9" draw:style-name="gr1" draw:text-style-name="P1" svg:x1="1.404cm" svg:y1="0.052cm" svg:x2="1.349cm" svg:y2="1.195cm">
              <text:p/>
            </draw:line>
          </table:table-cell>
          <table:table-cell>
            <draw:line table:end-cell-address="Chess.G8" table:end-x="1.655cm" table:end-y="0.026cm" draw:z-index="5" draw:style-name="gr1" draw:text-style-name="P1" svg:x1="1.655cm" svg:y1="1.061cm" svg:x2="1.62cm" svg:y2="2.045cm">
              <text:p/>
            </draw:line>
          </table:table-cell>
          <table:table-cell/>
          <table:table-cell>
            <draw:line table:end-cell-address="Chess.I7" table:end-x="1.895cm" table:end-y="2.019cm" draw:z-index="6" draw:style-name="gr1" draw:text-style-name="P1" svg:x1="1.875cm" svg:y1="1.247cm" svg:x2="1.895cm" svg:y2="2.019cm">
              <text:p/>
            </draw:line>
          </table:table-cell>
          <table:table-cell/>
          <table:table-cell>
            <draw:line table:end-cell-address="Chess.K7" table:end-x="1.813cm" table:end-y="1.94cm" draw:z-index="7" draw:style-name="gr1" draw:text-style-name="P1" svg:x1="1.813cm" svg:y1="1.326cm" svg:x2="1.78cm" svg:y2="1.94cm">
              <text:p/>
            </draw:line>
          </table:table-cell>
          <table:table-cell table:number-columns-repeated="5"/>
        </table:table-row>
        <table:table-row table:style-name="ro6">
          <table:table-cell table:style-name="ce1" office:value-type="string">
            <text:p>Pawn</text:p>
          </table:table-cell>
          <table:table-cell/>
          <table:table-cell table:style-name="ce1" office:value-type="string">
            <text:p>Knight</text:p>
          </table:table-cell>
          <table:table-cell table:style-name="ce2"/>
          <table:table-cell table:style-name="ce1" office:value-type="string">
            <text:p>Bishop</text:p>
          </table:table-cell>
          <table:table-cell table:style-name="ce2"/>
          <table:table-cell table:style-name="ce1" office:value-type="string">
            <text:p>Rook</text:p>
          </table:table-cell>
          <table:table-cell table:style-name="ce2"/>
          <table:table-cell table:style-name="ce1" office:value-type="string">
            <text:p>Qween</text:p>
          </table:table-cell>
          <table:table-cell/>
          <table:table-cell table:style-name="ce1" office:value-type="string">
            <text:p>King</text:p>
          </table:table-cell>
          <table:table-cell table:number-columns-repeated="5"/>
        </table:table-row>
        <table:table-row table:style-name="ro7">
          <table:table-cell/>
          <table:table-cell table:style-name="ce2"/>
          <table:table-cell/>
          <table:table-cell table:style-name="ce2" table:number-columns-repeated="4"/>
          <table:table-cell table:number-columns-repeated="9"/>
        </table:table-row>
        <table:table-row table:style-name="ro8">
          <table:table-cell table:number-columns-repeated="16"/>
        </table:table-row>
        <table:table-row table:style-name="ro9">
          <table:table-cell table:number-columns-repeated="2"/>
          <table:table-cell table:style-name="ce2"/>
          <table:table-cell table:style-name="ce1" office:value-type="string">
            <text:p>BaseController</text:p>
            <draw:line table:end-cell-address="Chess.D12" table:end-x="1.663cm" table:end-y="0.749cm" draw:z-index="12" draw:style-name="gr1" draw:text-style-name="P1" svg:x1="1.663cm" svg:y1="1.209cm" svg:x2="1.636cm" svg:y2="2.007cm">
              <text:p/>
            </draw:line>
          </table:table-cell>
          <table:table-cell table:style-name="ce2"/>
          <table:table-cell table:number-columns-repeated="11"/>
        </table:table-row>
        <table:table-row table:style-name="ro10">
          <table:table-cell table:number-columns-repeated="2"/>
          <table:table-cell>
            <draw:line table:end-cell-address="Chess.I12" table:end-x="1.337cm" table:end-y="0.698cm" draw:z-index="11" draw:style-name="gr1" draw:text-style-name="P1" svg:x1="0.937cm" svg:y1="0.656cm" svg:x2="18.815cm" svg:y2="0.698cm">
              <text:p/>
            </draw:line>
            <draw:line table:end-cell-address="Chess.C13" table:end-x="1.271cm" table:end-y="0.077cm" draw:z-index="13" draw:style-name="gr1" draw:text-style-name="P1" svg:x1="1.242cm" svg:y1="1.283cm" svg:x2="1.271cm" svg:y2="0.67cm">
              <text:p/>
            </draw:line>
          </table:table-cell>
          <table:table-cell table:number-columns-repeated="3"/>
          <table:table-cell>
            <draw:line table:end-cell-address="Chess.G13" table:end-x="0.91cm" table:end-y="0.209cm" draw:z-index="14" draw:style-name="gr1" draw:text-style-name="P1" svg:x1="0.91cm" svg:y1="1.415cm" svg:x2="0.91cm" svg:y2="0.696cm">
              <text:p/>
            </draw:line>
          </table:table-cell>
          <table:table-cell/>
          <table:table-cell>
            <draw:line table:end-cell-address="Chess.I13" table:end-x="0.97cm" table:end-y="0.182cm" draw:z-index="15" draw:style-name="gr1" draw:text-style-name="P1" svg:x1="0.97cm" svg:y1="1.388cm" svg:x2="0.886cm" svg:y2="0.67cm">
              <text:p/>
            </draw:line>
          </table:table-cell>
          <table:table-cell table:number-columns-repeated="7"/>
        </table:table-row>
        <table:table-row table:style-name="ro11">
          <table:table-cell table:number-columns-repeated="2"/>
          <table:table-cell table:style-name="ce1" office:value-type="string">
            <text:p>GameController( </text:p>
            <text:p>Управляет твоим ходом)</text:p>
          </table:table-cell>
          <table:table-cell table:number-columns-repeated="3"/>
          <table:table-cell table:style-name="ce1" office:value-type="string">
            <text:p>SceneController(</text:p>
            <text:p>Управляет сценами)</text:p>
          </table:table-cell>
          <table:table-cell/>
          <table:table-cell table:style-name="ce1" office:value-type="string">
            <text:p>Bot(ходит за противника)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ё</text:p>
          </table:table-cell>
          <table:table-cell table:number-columns-repeated="9"/>
        </table:table-row>
      </table:table>
      <table:table table:name="UFO" table:style-name="ta1" table:print="false"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ce2"/>
        <table:table-column table:style-name="co5" table:number-columns-repeated="10" table:default-cell-style-name="Default"/>
        <table:table-row table:style-name="ro9">
          <table:table-cell table:number-columns-repeated="2"/>
          <table:table-cell table:style-name="ce6" office:value-type="string">
            <text:p>НЛО похищает скот</text:p>
          </table:table-cell>
          <table:table-cell/>
          <table:table-cell table:style-name="Default"/>
          <table:table-cell table:number-columns-repeated="3"/>
          <table:table-cell table:style-name="ce8"/>
          <table:table-cell table:number-columns-repeated="6"/>
        </table:table-row>
        <table:table-row table:style-name="ro12"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7"/>
        </table:table-row>
        <table:table-row table:style-name="ro5">
          <table:table-cell table:style-name="ce2"/>
          <table:table-cell/>
          <table:table-cell table:style-name="ce1" office:value-type="string">
            <text:p>BaseController</text:p>
            <draw:line table:end-cell-address="UFO.C4" table:end-x="1.505cm" table:end-y="1.26cm" draw:z-index="14" draw:style-name="gr1" draw:text-style-name="P1" svg:x1="1.45cm" svg:y1="1.898cm" svg:x2="1.505cm" svg:y2="3.279cm">
              <text:p/>
            </draw:line>
          </table:table-cell>
          <table:table-cell table:number-columns-repeated="5"/>
          <table:table-cell table:style-name="ce1" office:value-type="string">
            <text:p>BaseObject</text:p>
          </table:table-cell>
          <table:table-cell table:number-columns-repeated="3"/>
          <table:table-cell table:style-name="ce9"/>
          <table:table-cell/>
          <table:table-cell table:style-name="ce2"/>
        </table:table-row>
        <table:table-row table:style-name="ro3">
          <table:table-cell>
            <draw:line table:end-cell-address="UFO.A5" table:end-x="1.674cm" table:end-y="0.009cm" draw:z-index="11" draw:style-name="gr1" draw:text-style-name="P1" svg:x1="1.674cm" svg:y1="1.923cm" svg:x2="1.674cm" svg:y2="1.206cm">
              <text:p/>
            </draw:line>
            <draw:line table:end-cell-address="UFO.E4" table:end-x="1.308cm" table:end-y="1.234cm" draw:z-index="13" draw:style-name="gr1" draw:text-style-name="P1" svg:x1="1.618cm" svg:y1="1.234cm" svg:x2="11.628cm" svg:y2="1.206cm">
              <text:p/>
            </draw:line>
          </table:table-cell>
          <table:table-cell table:number-columns-repeated="3"/>
          <table:table-cell>
            <draw:line table:end-cell-address="UFO.E4" table:end-x="1.169cm" table:end-y="1.87cm" draw:z-index="12" draw:style-name="gr1" draw:text-style-name="P1" svg:x1="1.169cm" svg:y1="1.87cm" svg:x2="1.169cm" svg:y2="1.153cm">
              <text:p/>
            </draw:line>
          </table:table-cell>
          <table:table-cell/>
          <table:table-cell table:style-name="ce2"/>
          <table:table-cell/>
          <table:table-cell>
            <draw:line table:end-cell-address="UFO.O4" table:end-x="1.253cm" table:end-y="1.42cm" draw:z-index="7" draw:style-name="gr1" draw:text-style-name="P1" svg:x1="1.052cm" svg:y1="1.42cm" svg:x2="14.802cm" svg:y2="1.311cm">
              <text:p/>
            </draw:line>
            <draw:line table:end-cell-address="UFO.I6" table:end-x="1.137cm" table:end-y="1.388cm" draw:z-index="8" draw:style-name="gr1" draw:text-style-name="P1" svg:x1="1.137cm" svg:y1="0.037cm" svg:x2="1.137cm" svg:y2="5.137cm">
              <text:p/>
            </draw:line>
          </table:table-cell>
          <table:table-cell/>
          <table:table-cell table:style-name="ce2">
            <draw:line table:end-cell-address="UFO.K4" table:end-x="1.25cm" table:end-y="1.789cm" draw:z-index="5" draw:style-name="gr1" draw:text-style-name="P1" svg:x1="1.221cm" svg:y1="1.789cm" svg:x2="1.25cm" svg:y2="1.338cm">
              <text:p/>
            </draw:line>
          </table:table-cell>
          <table:table-cell table:number-columns-repeated="3"/>
          <table:table-cell table:style-name="ce2">
            <draw:line table:end-cell-address="UFO.O4" table:end-x="1.196cm" table:end-y="1.897cm" draw:z-index="6" draw:style-name="gr1" draw:text-style-name="P1" svg:x1="1.086cm" svg:y1="1.897cm" svg:x2="1.196cm" svg:y2="1.259cm">
              <text:p/>
            </draw:line>
          </table:table-cell>
        </table:table-row>
        <table:table-row table:style-name="ro13">
          <table:table-cell table:style-name="ce5" office:value-type="string">
            <text:p>GameController</text:p>
            <text:p>(показывает счет и т. д.)</text:p>
          </table:table-cell>
          <table:table-cell/>
          <table:table-cell table:style-name="ce7" office:value-type="string">
            <text:p>BotController</text:p>
            <text:p>Управляет фермером</text:p>
          </table:table-cell>
          <table:table-cell/>
          <table:table-cell table:style-name="ce5" office:value-type="string">
            <text:p>SceneController</text:p>
            <text:p>Управляет сценами</text:p>
          </table:table-cell>
          <table:table-cell/>
          <table:table-cell table:style-name="ce1" office:value-type="string">
            <text:p>Pickable</text:p>
            <text:p>(интерйес)</text:p>
          </table:table-cell>
          <table:table-cell table:number-columns-repeated="3"/>
          <table:table-cell table:style-name="ce1" office:value-type="string">
            <text:p>Player</text:p>
            <draw:line table:end-cell-address="UFO.M7" table:end-x="1.557cm" table:end-y="0.004cm" draw:z-index="9" draw:style-name="gr1" draw:text-style-name="P1" svg:x1="6.073cm" svg:y1="3.594cm" svg:x2="1.947cm" svg:y2="1.257cm">
              <text:p/>
            </draw:line>
          </table:table-cell>
          <table:table-cell/>
          <table:table-cell>
            <draw:line table:end-cell-address="UFO.O7" table:end-x="0.666cm" table:end-y="0.083cm" draw:z-index="10" draw:style-name="gr1" draw:text-style-name="P1" svg:x1="2.032cm" svg:y1="3.673cm" svg:x2="5.183cm" svg:y2="1.576cm">
              <text:p/>
            </draw:line>
          </table:table-cell>
          <table:table-cell/>
          <table:table-cell table:style-name="ce1" office:value-type="string">
            <text:p>Hunter(бот)</text:p>
          </table:table-cell>
        </table:table-row>
        <table:table-row table:style-name="ro14">
          <table:table-cell table:number-columns-repeated="4"/>
          <table:table-cell>
            <draw:line table:end-cell-address="UFO.E7" table:end-x="1.253cm" table:end-y="0.109cm" draw:z-index="0" draw:style-name="gr1" draw:text-style-name="P1" svg:x1="1.253cm" svg:y1="1.864cm" svg:x2="1.197cm" svg:y2="1.307cm">
              <text:p/>
            </draw:line>
            <draw:line table:end-cell-address="UFO.I6" table:end-x="1.137cm" table:end-y="1.36cm" draw:z-index="3" draw:style-name="gr1" draw:text-style-name="P1" svg:x1="1.225cm" svg:y1="1.36cm" svg:x2="10.813cm" svg:y2="1.283cm">
              <text:p/>
            </draw:line>
          </table:table-cell>
          <table:table-cell/>
          <table:table-cell table:style-name="ce2">
            <draw:line table:end-cell-address="UFO.G7" table:end-x="0.968cm" table:end-y="0.004cm" draw:z-index="1" draw:style-name="gr1" draw:text-style-name="P1" svg:x1="0.968cm" svg:y1="1.759cm" svg:x2="0.968cm" svg:y2="1.281cm">
              <text:p/>
            </draw:line>
            <draw:line table:end-cell-address="UFO.G6" table:end-x="0.968cm" table:end-y="1.281cm" draw:z-index="4" draw:style-name="gr1" draw:text-style-name="P1" svg:x1="0.941cm" svg:y1="0.007cm" svg:x2="0.968cm" svg:y2="1.281cm">
              <text:p/>
            </draw:line>
          </table:table-cell>
          <table:table-cell/>
          <table:table-cell table:style-name="ce2">
            <draw:line table:end-cell-address="UFO.I7" table:end-x="0.719cm" table:end-y="0.057cm" draw:z-index="2" draw:style-name="gr1" draw:text-style-name="P1" svg:x1="0.719cm" svg:y1="1.812cm" svg:x2="0.662cm" svg:y2="1.283cm">
              <text:p/>
            </draw:line>
          </table:table-cell>
          <table:table-cell table:number-columns-repeated="6"/>
        </table:table-row>
        <table:table-row table:style-name="ro13">
          <table:table-cell table:number-columns-repeated="4"/>
          <table:table-cell table:style-name="ce1" office:value-type="string">
            <text:p>Cow</text:p>
          </table:table-cell>
          <table:table-cell/>
          <table:table-cell table:style-name="ce1" office:value-type="string">
            <text:p>Hound</text:p>
          </table:table-cell>
          <table:table-cell/>
          <table:table-cell table:style-name="ce1" office:value-type="string">
            <text:p>Sheep</text:p>
          </table:table-cell>
          <table:table-cell table:number-columns-repeated="3"/>
          <table:table-cell table:style-name="ce5" office:value-type="string">
            <text:p>IsetDamage (интерфейс)</text:p>
          </table:table-cell>
          <table:table-cell table:number-columns-repeated="2"/>
        </table:table-row>
      </table:table>
      <table:table table:name="Towers" table:style-name="ta1" table:print="false">
        <table:table-column table:style-name="co5" table:number-columns-repeated="2" table:default-cell-style-name="ce10"/>
        <table:table-column table:style-name="co8" table:default-cell-style-name="ce10"/>
        <table:table-column table:style-name="co15" table:default-cell-style-name="ce10"/>
        <table:table-column table:style-name="co5" table:default-cell-style-name="ce10"/>
        <table:table-column table:style-name="co14" table:default-cell-style-name="ce10"/>
        <table:table-column table:style-name="co2" table:default-cell-style-name="ce10"/>
        <table:table-column table:style-name="co5" table:default-cell-style-name="ce10"/>
        <table:table-column table:style-name="co16" table:default-cell-style-name="ce10"/>
        <table:table-column table:style-name="co12" table:default-cell-style-name="ce10"/>
        <table:table-column table:style-name="co5" table:default-cell-style-name="ce10"/>
        <table:table-column table:style-name="co17" table:default-cell-style-name="ce10"/>
        <table:table-column table:style-name="co5" table:number-columns-repeated="3" table:default-cell-style-name="Default"/>
        <table:table-column table:style-name="co12" table:default-cell-style-name="Default"/>
        <table:table-row table:style-name="ro11">
          <table:table-cell table:style-name="Default" table:number-columns-repeated="3"/>
          <table:table-cell table:style-name="ce6" office:value-type="string">
            <text:p><text:span text:style-name="T1">Игра Башни</text:span></text:p>
            <text:p><text:span text:style-name="T2">Башни </text:span><text:span text:style-name="T2">стреляют друг </text:span><text:span text:style-name="T2">в друга с </text:span><text:span text:style-name="T2">целью </text:span><text:span text:style-name="T2">разрушить</text:span></text:p>
          </table:table-cell>
          <table:table-cell table:style-name="Default" table:number-columns-repeated="5"/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12"/>
          <table:table-cell table:number-columns-repeated="4"/>
        </table:table-row>
        <table:table-row table:style-name="ro15">
          <table:table-cell table:number-columns-repeated="3"/>
          <table:table-cell table:style-name="ce12" table:number-columns-repeated="3"/>
          <table:table-cell/>
          <table:table-cell table:style-name="ce5" office:value-type="string">
            <text:p>BaseObject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5"/>
          <table:table-cell>
            <draw:line table:end-cell-address="Towers.F5" table:end-x="1.255cm" table:end-y="0.454cm" draw:z-index="4" draw:style-name="gr1" draw:text-style-name="P1" svg:x1="1.227cm" svg:y1="0.905cm" svg:x2="1.255cm" svg:y2="0.425cm">
              <text:p/>
            </draw:line>
          </table:table-cell>
          <table:table-cell/>
          <table:table-cell>
            <draw:line table:end-cell-address="Towers.H5" table:end-x="1.059cm" table:end-y="0.055cm" draw:z-index="9" draw:style-name="gr1" draw:text-style-name="P1" svg:x1="1.059cm" svg:y1="0.052cm" svg:x2="1.059cm" svg:y2="0.506cm">
              <text:p/>
            </draw:line>
          </table:table-cell>
          <table:table-cell/>
          <table:table-cell>
            <draw:line table:end-cell-address="Towers.J6" table:end-x="1.063cm" table:end-y="0.142cm" draw:z-index="5" draw:style-name="gr1" draw:text-style-name="P1" svg:x1="1.063cm" svg:y1="1.045cm" svg:x2="1.031cm" svg:y2="0.425cm">
              <text:p/>
            </draw:line>
          </table:table-cell>
          <table:table-cell table:number-columns-repeated="6"/>
        </table:table-row>
        <table:table-row table:style-name="ro2">
          <table:table-cell table:number-columns-repeated="3"/>
          <table:table-cell>
            <draw:line table:end-cell-address="Towers.D6" table:end-x="1.172cm" table:end-y="0.054cm" draw:z-index="6" draw:style-name="gr1" draw:text-style-name="P1" svg:x1="1.172cm" svg:y1="0.506cm" svg:x2="1.172cm" svg:y2="0.081cm">
              <text:p/>
            </draw:line>
            <draw:line table:end-cell-address="Towers.J5" table:end-x="1.003cm" table:end-y="0.081cm" draw:z-index="7" draw:style-name="gr1" draw:text-style-name="P1" svg:x1="1.115cm" svg:y1="0.081cm" svg:x2="17.845cm" svg:y2="0.002cm">
              <text:p/>
            </draw:line>
          </table:table-cell>
          <table:table-cell table:number-columns-repeated="12"/>
        </table:table-row>
        <table:table-row table:style-name="ro6">
          <table:table-cell table:number-columns-repeated="3"/>
          <table:table-cell table:style-name="ce5" office:value-type="string">
            <text:p>Weapons</text:p>
          </table:table-cell>
          <table:table-cell/>
          <table:table-cell table:style-name="ce5" office:value-type="string">
            <text:p>PlayerTower</text:p>
            <draw:line table:end-cell-address="Towers.H9" table:end-x="0.197cm" table:end-y="0.264cm" draw:z-index="10" draw:style-name="gr1" draw:text-style-name="P1" svg:x1="6.443cm" svg:y1="2.898cm" svg:x2="2.063cm" svg:y2="1.409cm">
              <text:p/>
            </draw:line>
          </table:table-cell>
          <table:table-cell/>
          <table:table-cell>
            <draw:line table:end-cell-address="Towers.J9" table:end-x="0.028cm" table:end-y="0.211cm" draw:z-index="8" draw:style-name="gr1" draw:text-style-name="P1" svg:x1="5.409cm" svg:y1="1.251cm" svg:x2="2.119cm" svg:y2="2.845cm">
              <text:p/>
            </draw:line>
          </table:table-cell>
          <table:table-cell/>
          <table:table-cell table:style-name="ce5" office:value-type="string">
            <text:p>EnemyTower(бот)</text:p>
          </table:table-cell>
          <table:table-cell table:number-columns-repeated="6"/>
        </table:table-row>
        <table:table-row table:style-name="ro2">
          <table:table-cell table:number-columns-repeated="2"/>
          <table:table-cell>
            <draw:line table:end-cell-address="Towers.C9" table:end-x="1.286cm" table:end-y="0.011cm" draw:z-index="0" draw:style-name="gr1" draw:text-style-name="P1" svg:x1="1.286cm" svg:y1="0.914cm" svg:x2="1.256cm" svg:y2="0.45cm">
              <text:p/>
            </draw:line>
          </table:table-cell>
          <table:table-cell>
            <draw:line table:end-cell-address="Towers.D8" table:end-x="1.477cm" table:end-y="0.078cm" draw:z-index="3" draw:style-name="gr1" draw:text-style-name="P1" svg:x1="1.477cm" svg:y1="0.024cm" svg:x2="1.477cm" svg:y2="0.529cm">
              <text:p/>
            </draw:line>
          </table:table-cell>
          <table:table-cell table:number-columns-repeated="12"/>
        </table:table-row>
        <table:table-row table:style-name="ro2">
          <table:table-cell table:number-columns-repeated="2"/>
          <table:table-cell>
            <draw:line table:end-cell-address="Towers.E8" table:end-x="1.172cm" table:end-y="0.078cm" draw:z-index="2" draw:style-name="gr1" draw:text-style-name="P1" svg:x1="1.311cm" svg:y1="0.025cm" svg:x2="7.584cm" svg:y2="0.078cm">
              <text:p/>
            </draw:line>
          </table:table-cell>
          <table:table-cell/>
          <table:table-cell>
            <draw:line table:end-cell-address="Towers.E9" table:end-x="1.2cm" table:end-y="0.077cm" draw:z-index="1" draw:style-name="gr1" draw:text-style-name="P1" svg:x1="1.172cm" svg:y1="0.529cm" svg:x2="1.2cm" svg:y2="0.078cm">
              <text:p/>
            </draw:line>
          </table:table-cell>
          <table:table-cell table:number-columns-repeated="11"/>
        </table:table-row>
        <table:table-row table:style-name="ro16">
          <table:table-cell table:number-columns-repeated="2"/>
          <table:table-cell table:style-name="ce5" office:value-type="string">
            <text:p>Catapult</text:p>
          </table:table-cell>
          <table:table-cell/>
          <table:table-cell table:style-name="ce5" office:value-type="string">
            <text:p>Bazooka</text:p>
          </table:table-cell>
          <table:table-cell table:number-columns-repeated="2"/>
          <table:table-cell table:style-name="ce5" office:value-type="string">
            <text:p><text:span text:style-name="T1">Интерфейс</text:span></text:p>
            <text:p>IsetDamage</text:p>
          </table:table-cell>
          <table:table-cell table:number-columns-repeated="8"/>
        </table:table-row>
        <table:table-row table:style-name="ro2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5" office:value-type="string">
            <text:p>BaseController</text:p>
            <draw:line table:end-cell-address="Towers.E15" table:end-x="1.026cm" table:end-y="0.018cm" draw:z-index="14" draw:style-name="gr1" draw:text-style-name="P1" svg:x1="1.005cm" svg:y1="0.929cm" svg:x2="1.026cm" svg:y2="1.569cm">
              <text:p/>
            </draw:line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17">
          <table:table-cell table:number-columns-repeated="2"/>
          <table:table-cell>
            <draw:line table:end-cell-address="Towers.C16" table:end-x="1.202cm" table:end-y="0.005cm" draw:z-index="11" draw:style-name="gr1" draw:text-style-name="P1" svg:x1="1.2cm" svg:y1="1.158cm" svg:x2="1.202cm" svg:y2="0.006cm">
              <text:p/>
            </draw:line>
            <draw:line table:end-cell-address="Towers.I15" table:end-x="1.652cm" table:end-y="0.042cm" draw:z-index="13" draw:style-name="gr1" draw:text-style-name="P1" svg:x1="1.174cm" svg:y1="0.039cm" svg:x2="18.826cm" svg:y2="0.042cm">
              <text:p/>
            </draw:line>
          </table:table-cell>
          <table:table-cell table:number-columns-repeated="3"/>
          <table:table-cell>
            <draw:line table:end-cell-address="Towers.G15" table:end-x="1.059cm" table:end-y="1.106cm" draw:z-index="12" draw:style-name="gr1" draw:text-style-name="P1" svg:x1="1.059cm" svg:y1="1.106cm" svg:x2="1.049cm" svg:y2="0.039cm">
              <text:p/>
            </draw:line>
          </table:table-cell>
          <table:table-cell/>
          <table:table-cell>
            <draw:line table:end-cell-address="Towers.I16" table:end-x="1.512cm" table:end-y="0.033cm" draw:z-index="15" draw:style-name="gr1" draw:text-style-name="P1" svg:x1="1.512cm" svg:y1="1.186cm" svg:x2="1.484cm" svg:y2="0.069cm">
              <text:p/>
            </draw:line>
          </table:table-cell>
          <table:table-cell table:number-columns-repeated="7"/>
        </table:table-row>
        <table:table-row table:style-name="ro18">
          <table:table-cell table:number-columns-repeated="2"/>
          <table:table-cell table:style-name="ce11" office:value-type="string">
            <text:p><text:span text:style-name="T1">WeaponController</text:span></text:p>
            <text:p><text:span text:style-name="T2">Меняет оружие</text:span></text:p>
            <text:p/>
          </table:table-cell>
          <table:table-cell/>
          <table:table-cell table:style-name="ce5" office:value-type="string">
            <text:p><text:span text:style-name="T1">BotController</text:span>(стреляет)</text:p>
          </table:table-cell>
          <table:table-cell/>
          <table:table-cell table:style-name="ce5" office:value-type="string">
            <text:p><text:span text:style-name="T1">SceneController</text:span></text:p>
            <text:p>Управляет сценами</text:p>
          </table:table-cell>
          <table:table-cell/>
          <table:table-cell table:style-name="ce11" office:value-type="string">
            <text:p><text:span text:style-name="T1">GameController</text:span></text:p>
            <text:p><text:span text:style-name="T2">отображает счет и </text:span><text:span text:style-name="T2">т. д.</text:span></text:p>
          </table:table-cell>
          <table:table-cell table:number-columns-repeated="7"/>
        </table:table-row>
        <table:table-row table:style-name="ro18" table:number-rows-repeated="5">
          <table:table-cell table:number-columns-repeated="16"/>
        </table:table-row>
        <table:table-row table:style-name="ro18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07.11.2020</text:date>, <text:time>15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0:15:08.62</meta:creation-date>
    <dc:date>2020-11-07T15:25:59.94</dc:date>
    <meta:editing-duration>PT4H58M24S</meta:editing-duration>
    <meta:editing-cycles>23</meta:editing-cycles>
    <meta:generator>OpenOffice/4.1.7$Win32 OpenOffice.org_project/417m1$Build-9800</meta:generator>
    <meta:document-statistic meta:table-count="3" meta:cell-count="42" meta:object-count="47"/>
  </office:meta>
</office:document-meta>
</file>